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e664" officeooo:paragraph-rsid="001ee664"/>
    </style:style>
    <style:style style:name="P2" style:family="paragraph" style:parent-style-name="Text_20_body">
      <style:text-properties officeooo:rsid="0026b348" officeooo:paragraph-rsid="002b35ba"/>
    </style:style>
    <style:style style:name="P3" style:family="paragraph" style:parent-style-name="Text_20_body">
      <style:text-properties officeooo:rsid="002c8860" officeooo:paragraph-rsid="002c8860"/>
    </style:style>
    <style:style style:name="P4" style:family="paragraph" style:parent-style-name="Text_20_body">
      <style:text-properties fo:font-size="12pt" officeooo:paragraph-rsid="0062a9cb" style:font-size-asian="12pt" style:font-size-complex="12pt"/>
    </style:style>
    <style:style style:name="P5" style:family="paragraph" style:parent-style-name="Text_20_body">
      <style:text-properties fo:font-size="12pt" officeooo:rsid="00364640" officeooo:paragraph-rsid="00364640" style:font-size-asian="12pt" style:font-size-complex="12pt"/>
    </style:style>
    <style:style style:name="P6" style:family="paragraph" style:parent-style-name="Text_20_body">
      <style:text-properties fo:font-size="12pt" officeooo:paragraph-rsid="00332d0b" style:font-size-asian="12pt" style:font-size-complex="12pt"/>
    </style:style>
    <style:style style:name="P7" style:family="paragraph" style:parent-style-name="Text_20_body">
      <style:text-properties fo:font-size="12pt" officeooo:rsid="006d3688" officeooo:paragraph-rsid="00829f2a" style:font-size-asian="12pt" style:font-size-complex="12pt"/>
    </style:style>
    <style:style style:name="P8" style:family="paragraph" style:parent-style-name="Text_20_body">
      <style:text-properties fo:font-size="12pt" officeooo:paragraph-rsid="00a04a07" style:font-size-asian="12pt" style:font-size-complex="12pt"/>
    </style:style>
    <style:style style:name="P9" style:family="paragraph" style:parent-style-name="Text_20_body">
      <style:text-properties officeooo:rsid="003fd2be" officeooo:paragraph-rsid="003fd2be"/>
    </style:style>
    <style:style style:name="P10" style:family="paragraph" style:parent-style-name="Text_20_body">
      <style:text-properties officeooo:rsid="0041b126" officeooo:paragraph-rsid="0041b126"/>
    </style:style>
    <style:style style:name="P11" style:family="paragraph" style:parent-style-name="Text_20_body">
      <style:text-properties officeooo:rsid="0041b126" officeooo:paragraph-rsid="00427315"/>
    </style:style>
    <style:style style:name="P12" style:family="paragraph" style:parent-style-name="Text_20_body">
      <style:text-properties officeooo:rsid="00427315" officeooo:paragraph-rsid="00427315"/>
    </style:style>
    <style:style style:name="P13" style:family="paragraph" style:parent-style-name="Text_20_body">
      <style:text-properties officeooo:rsid="004dafd6" officeooo:paragraph-rsid="004f4377"/>
    </style:style>
    <style:style style:name="P14" style:family="paragraph" style:parent-style-name="Text_20_body">
      <style:text-properties officeooo:rsid="004dafd6" officeooo:paragraph-rsid="00512dcb"/>
    </style:style>
    <style:style style:name="P15" style:family="paragraph" style:parent-style-name="Text_20_body">
      <style:text-properties officeooo:rsid="004f4377" officeooo:paragraph-rsid="004f4377"/>
    </style:style>
    <style:style style:name="P16" style:family="paragraph" style:parent-style-name="Text_20_body">
      <style:text-properties officeooo:rsid="004c0af0" officeooo:paragraph-rsid="004c0af0"/>
    </style:style>
    <style:style style:name="P17" style:family="paragraph" style:parent-style-name="Text_20_body">
      <style:text-properties officeooo:paragraph-rsid="004c0af0"/>
    </style:style>
    <style:style style:name="P18" style:family="paragraph" style:parent-style-name="Text_20_body">
      <style:text-properties officeooo:rsid="00446847" officeooo:paragraph-rsid="00446847"/>
    </style:style>
    <style:style style:name="P19" style:family="paragraph" style:parent-style-name="Text_20_body">
      <style:text-properties officeooo:rsid="00512dcb" officeooo:paragraph-rsid="00512dcb"/>
    </style:style>
    <style:style style:name="P20" style:family="paragraph" style:parent-style-name="Text_20_body">
      <style:text-properties officeooo:rsid="00526b38" officeooo:paragraph-rsid="00526b38"/>
    </style:style>
    <style:style style:name="P21" style:family="paragraph" style:parent-style-name="Text_20_body">
      <style:text-properties officeooo:rsid="0052722e" officeooo:paragraph-rsid="00541651"/>
    </style:style>
    <style:style style:name="P22" style:family="paragraph" style:parent-style-name="Text_20_body">
      <style:text-properties officeooo:rsid="00541651" officeooo:paragraph-rsid="00541651"/>
    </style:style>
    <style:style style:name="P23" style:family="paragraph" style:parent-style-name="Text_20_body">
      <style:text-properties officeooo:rsid="0056234c" officeooo:paragraph-rsid="0056234c"/>
    </style:style>
    <style:style style:name="P24" style:family="paragraph" style:parent-style-name="Text_20_body">
      <style:text-properties officeooo:rsid="0056234c" officeooo:paragraph-rsid="005a3e03"/>
    </style:style>
    <style:style style:name="P25" style:family="paragraph" style:parent-style-name="Text_20_body">
      <style:text-properties officeooo:rsid="00441e5d" officeooo:paragraph-rsid="00526b38"/>
    </style:style>
    <style:style style:name="P26" style:family="paragraph" style:parent-style-name="Text_20_body">
      <style:text-properties officeooo:rsid="00598d2e" officeooo:paragraph-rsid="00598d2e"/>
    </style:style>
    <style:style style:name="P27" style:family="paragraph" style:parent-style-name="Text_20_body">
      <style:text-properties officeooo:paragraph-rsid="00598d2e"/>
    </style:style>
    <style:style style:name="P28" style:family="paragraph" style:parent-style-name="Text_20_body">
      <style:text-properties officeooo:rsid="005d858b" officeooo:paragraph-rsid="005d858b"/>
    </style:style>
    <style:style style:name="P29" style:family="paragraph" style:parent-style-name="Text_20_body">
      <style:text-properties officeooo:rsid="0075de1c" officeooo:paragraph-rsid="0075de1c"/>
    </style:style>
    <style:style style:name="P30" style:family="paragraph" style:parent-style-name="Text_20_body">
      <style:text-properties officeooo:rsid="003f589e" officeooo:paragraph-rsid="007cf612"/>
    </style:style>
    <style:style style:name="P31" style:family="paragraph" style:parent-style-name="Text_20_body">
      <style:text-properties officeooo:paragraph-rsid="0085a2fc"/>
    </style:style>
    <style:style style:name="P32" style:family="paragraph" style:parent-style-name="Text_20_body">
      <style:text-properties officeooo:rsid="00741994" officeooo:paragraph-rsid="00741994"/>
    </style:style>
    <style:style style:name="P33" style:family="paragraph" style:parent-style-name="Text_20_body">
      <style:text-properties officeooo:paragraph-rsid="002e184c"/>
    </style:style>
    <style:style style:name="P34" style:family="paragraph" style:parent-style-name="Text_20_body">
      <style:paragraph-properties fo:text-align="center" style:justify-single-word="false"/>
      <style:text-properties officeooo:rsid="00aa4c9b" officeooo:paragraph-rsid="00aa4c9b"/>
    </style:style>
    <style:style style:name="P35" style:family="paragraph" style:parent-style-name="Heading_20_1">
      <style:paragraph-properties fo:break-before="page"/>
    </style:style>
    <style:style style:name="P36" style:family="paragraph" style:parent-style-name="Heading_20_1">
      <style:text-properties officeooo:rsid="0061ea3b" officeooo:paragraph-rsid="0061ea3b"/>
    </style:style>
    <style:style style:name="P37" style:family="paragraph" style:parent-style-name="Heading_20_1">
      <style:text-properties officeooo:rsid="003df59b" officeooo:paragraph-rsid="003df59b"/>
    </style:style>
    <style:style style:name="P38" style:family="paragraph" style:parent-style-name="Heading_20_1">
      <style:text-properties officeooo:paragraph-rsid="00457e83"/>
    </style:style>
    <style:style style:name="P39" style:family="paragraph" style:parent-style-name="Heading_20_2">
      <style:text-properties officeooo:rsid="004dafd6" officeooo:paragraph-rsid="004f4377"/>
    </style:style>
    <style:style style:name="P40" style:family="paragraph" style:parent-style-name="Heading_20_2">
      <style:text-properties officeooo:rsid="004dafd6" officeooo:paragraph-rsid="0056234c"/>
    </style:style>
    <style:style style:name="P41" style:family="paragraph" style:parent-style-name="Heading_20_3">
      <style:text-properties officeooo:rsid="004f4377" officeooo:paragraph-rsid="004f4377"/>
    </style:style>
    <style:style style:name="P42" style:family="paragraph" style:parent-style-name="Heading_20_3">
      <style:text-properties officeooo:paragraph-rsid="00526b38"/>
    </style:style>
    <style:style style:name="P43" style:family="paragraph" style:parent-style-name="Heading_20_3">
      <style:text-properties officeooo:paragraph-rsid="0056234c"/>
    </style:style>
    <style:style style:name="P44" style:family="paragraph" style:parent-style-name="Text_20_body" style:list-style-name="L1">
      <style:text-properties officeooo:rsid="002b35ba" officeooo:paragraph-rsid="002b35ba"/>
    </style:style>
    <style:style style:name="P45" style:family="paragraph" style:parent-style-name="Text_20_body" style:list-style-name="L1">
      <style:text-properties officeooo:rsid="002c8860" officeooo:paragraph-rsid="002c8860"/>
    </style:style>
    <style:style style:name="P46" style:family="paragraph" style:parent-style-name="Text_20_body" style:list-style-name="L1">
      <style:text-properties officeooo:rsid="002c8860" officeooo:paragraph-rsid="002e184c"/>
    </style:style>
    <style:style style:name="P47" style:family="paragraph" style:parent-style-name="Text_20_body" style:list-style-name="L1">
      <style:text-properties officeooo:rsid="002e184c" officeooo:paragraph-rsid="002e184c"/>
    </style:style>
    <style:style style:name="P48" style:family="paragraph" style:parent-style-name="Text_20_body" style:list-style-name="L2">
      <style:text-properties officeooo:rsid="005a3e03" officeooo:paragraph-rsid="005a3e03"/>
    </style:style>
    <style:style style:name="P49" style:family="paragraph" style:parent-style-name="Text_20_body" style:list-style-name="L3">
      <style:text-properties officeooo:rsid="005d858b" officeooo:paragraph-rsid="005d858b"/>
    </style:style>
    <style:style style:name="P50" style:family="paragraph" style:parent-style-name="Text_20_body" style:list-style-name="L4">
      <style:text-properties officeooo:rsid="005d858b" officeooo:paragraph-rsid="005d858b"/>
    </style:style>
    <style:style style:name="P51" style:family="paragraph" style:parent-style-name="Text_20_body" style:list-style-name="L4">
      <style:text-properties officeooo:rsid="005e411f" officeooo:paragraph-rsid="005e411f"/>
    </style:style>
    <style:style style:name="P52" style:family="paragraph" style:parent-style-name="Text_20_body">
      <style:text-properties officeooo:paragraph-rsid="00abd19c"/>
    </style:style>
    <style:style style:name="T1" style:family="text">
      <style:text-properties officeooo:rsid="001ee664"/>
    </style:style>
    <style:style style:name="T2" style:family="text">
      <style:text-properties officeooo:rsid="0026b348"/>
    </style:style>
    <style:style style:name="T3" style:family="text">
      <style:text-properties officeooo:rsid="0029e2ce"/>
    </style:style>
    <style:style style:name="T4" style:family="text">
      <style:text-properties officeooo:rsid="002b35ba"/>
    </style:style>
    <style:style style:name="T5" style:family="text">
      <style:text-properties officeooo:rsid="002c8860"/>
    </style:style>
    <style:style style:name="T6" style:family="text">
      <style:text-properties officeooo:rsid="002e184c"/>
    </style:style>
    <style:style style:name="T7" style:family="text">
      <style:text-properties officeooo:rsid="00332d0b"/>
    </style:style>
    <style:style style:name="T8" style:family="text">
      <style:text-properties officeooo:rsid="0034a0fe"/>
    </style:style>
    <style:style style:name="T9" style:family="text">
      <style:text-properties officeooo:rsid="0037a7e4"/>
    </style:style>
    <style:style style:name="T10" style:family="text">
      <style:text-properties officeooo:rsid="003850f4"/>
    </style:style>
    <style:style style:name="T11" style:family="text">
      <style:text-properties officeooo:rsid="0039c0c7"/>
    </style:style>
    <style:style style:name="T12" style:family="text">
      <style:text-properties officeooo:rsid="003b44e1"/>
    </style:style>
    <style:style style:name="T13" style:family="text">
      <style:text-properties officeooo:rsid="003f589e"/>
    </style:style>
    <style:style style:name="T14" style:family="text">
      <style:text-properties officeooo:rsid="0041b126"/>
    </style:style>
    <style:style style:name="T15" style:family="text">
      <style:text-properties officeooo:rsid="00488427"/>
    </style:style>
    <style:style style:name="T16" style:family="text">
      <style:text-properties officeooo:rsid="004c0af0"/>
    </style:style>
    <style:style style:name="T17" style:family="text">
      <style:text-properties officeooo:rsid="004dafd6"/>
    </style:style>
    <style:style style:name="T18" style:family="text">
      <style:text-properties officeooo:rsid="004f4377"/>
    </style:style>
    <style:style style:name="T19" style:family="text">
      <style:text-properties officeooo:rsid="00512dcb"/>
    </style:style>
    <style:style style:name="T20" style:family="text">
      <style:text-properties officeooo:rsid="00526b38"/>
    </style:style>
    <style:style style:name="T21" style:family="text">
      <style:text-properties officeooo:rsid="00541651"/>
    </style:style>
    <style:style style:name="T22" style:family="text">
      <style:text-properties officeooo:rsid="0054a5d1"/>
    </style:style>
    <style:style style:name="T23" style:family="text">
      <style:text-properties officeooo:rsid="0056234c"/>
    </style:style>
    <style:style style:name="T24" style:family="text">
      <style:text-properties officeooo:rsid="00586a83"/>
    </style:style>
    <style:style style:name="T25" style:family="text">
      <style:text-properties officeooo:rsid="00598d2e"/>
    </style:style>
    <style:style style:name="T26" style:family="text">
      <style:text-properties officeooo:rsid="005a3e03"/>
    </style:style>
    <style:style style:name="T27" style:family="text">
      <style:text-properties officeooo:rsid="005b417c"/>
    </style:style>
    <style:style style:name="T28" style:family="text">
      <style:text-properties officeooo:rsid="005c1242"/>
    </style:style>
    <style:style style:name="T29" style:family="text">
      <style:text-properties officeooo:rsid="005d858b"/>
    </style:style>
    <style:style style:name="T30" style:family="text">
      <style:text-properties officeooo:rsid="0060e3db"/>
    </style:style>
    <style:style style:name="T31" style:family="text">
      <style:text-properties officeooo:rsid="0062a9cb"/>
    </style:style>
    <style:style style:name="T32" style:family="text">
      <style:text-properties officeooo:rsid="0063a06a"/>
    </style:style>
    <style:style style:name="T33" style:family="text">
      <style:text-properties officeooo:rsid="00680470"/>
    </style:style>
    <style:style style:name="T34" style:family="text">
      <style:text-properties officeooo:rsid="00687f8e"/>
    </style:style>
    <style:style style:name="T35" style:family="text">
      <style:text-properties officeooo:rsid="006ecec1"/>
    </style:style>
    <style:style style:name="T36" style:family="text">
      <style:text-properties officeooo:rsid="006f98d9"/>
    </style:style>
    <style:style style:name="T37" style:family="text">
      <style:text-properties fo:font-size="12pt" style:font-size-asian="12pt" style:font-size-complex="12pt"/>
    </style:style>
    <style:style style:name="T38" style:family="text">
      <style:text-properties fo:font-size="12pt" officeooo:rsid="006f98d9" style:font-size-asian="12pt" style:font-size-complex="12pt"/>
    </style:style>
    <style:style style:name="T39" style:family="text">
      <style:text-properties fo:font-size="12pt" officeooo:rsid="00753a95" style:font-size-asian="12pt" style:font-size-complex="12pt"/>
    </style:style>
    <style:style style:name="T40" style:family="text">
      <style:text-properties fo:font-size="12pt" officeooo:rsid="00764f4e" style:font-size-asian="12pt" style:font-size-complex="12pt"/>
    </style:style>
    <style:style style:name="T41" style:family="text">
      <style:text-properties fo:font-size="12pt" officeooo:rsid="00888fc8" style:font-size-asian="12pt" style:font-size-complex="12pt"/>
    </style:style>
    <style:style style:name="T42" style:family="text">
      <style:text-properties fo:font-size="12pt" officeooo:rsid="0089c834" style:font-size-asian="12pt" style:font-size-complex="12pt"/>
    </style:style>
    <style:style style:name="T43" style:family="text">
      <style:text-properties officeooo:rsid="007a2c55"/>
    </style:style>
    <style:style style:name="T44" style:family="text">
      <style:text-properties officeooo:rsid="007cf612"/>
    </style:style>
    <style:style style:name="T45" style:family="text">
      <style:text-properties officeooo:rsid="007e9a92"/>
    </style:style>
    <style:style style:name="T46" style:family="text">
      <style:text-properties officeooo:rsid="007fe6e8"/>
    </style:style>
    <style:style style:name="T47" style:family="text">
      <style:text-properties officeooo:rsid="006d3688"/>
    </style:style>
    <style:style style:name="T48" style:family="text">
      <style:text-properties officeooo:rsid="00878c0a"/>
    </style:style>
    <style:style style:name="T49" style:family="text">
      <style:text-properties officeooo:rsid="008c2575"/>
    </style:style>
    <style:style style:name="T50" style:family="text">
      <style:text-properties officeooo:rsid="008f13eb"/>
    </style:style>
    <style:style style:name="T51" style:family="text">
      <style:text-properties officeooo:rsid="00a04a07"/>
    </style:style>
    <style:style style:name="T52" style:family="text">
      <style:text-properties officeooo:rsid="00a1b124"/>
    </style:style>
    <style:style style:name="T53" style:family="text">
      <style:text-properties officeooo:rsid="00a2fd6d"/>
    </style:style>
    <style:style style:name="T54" style:family="text">
      <style:text-properties officeooo:rsid="00a46b41"/>
    </style:style>
    <style:style style:name="T55" style:family="text">
      <style:text-properties officeooo:rsid="00abd19c"/>
    </style:style>
    <style:style style:name="T56" style:family="text">
      <style:text-properties officeooo:rsid="003f4012"/>
    </style:style>
    <style:style style:name="T57" style:family="text">
      <style:text-properties fo:font-size="10pt" style:font-size-asian="10pt" style:font-size-complex="10pt"/>
    </style:style>
    <style:style style:name="T58" style:family="text">
      <style:text-properties fo:font-size="8pt" style:font-size-asian="8pt" style:font-size-complex="8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30">The </text:span>MRI Image analysis service <text:span text:style-name="T2">(MRI-</text:span><text:span text:style-name="T27">CIA</text:span><text:span text:style-name="T2">)</text:span></text:p>
      <text:p text:style-name="Subtitle">Volker Bäcker</text:p>
      <text:p text:style-name="Subtitle"><text:span text:style-name="T49">06</text:span>.<text:span text:style-name="T27">0</text:span><text:span text:style-name="T49">4</text:span>.202<text:span text:style-name="T27">3</text:span></text:p>
      <text:p text:style-name="P34">v<text:span text:style-name="T55">3</text:span> – <text:span text:style-name="T55">09</text:span>.0<text:span text:style-name="T55">8</text:span>.2024</text:p>
      <text:p text:style-name="Subtitle">M<text:span text:style-name="T1">ontpellier Ressources Imagerie<text:line-break/></text:span><text:span text:style-name="T27">Center for Image Analysis</text:span></text:p>
      <text:h text:style-name="P35" text:outline-level="1"><text:span text:style-name="T3">T</text:span>he MRI <text:span text:style-name="T28">Center for Image Analysis </text:span><text:span text:style-name="T12">(MRI-CIA)</text:span></text:h>
      <text:p text:style-name="P2"><text:span text:style-name="T3">MRI-CIA </text:span><text:span text:style-name="T4">has been created to answer the bioimage analysis needs of the users of MRI. We</text:span> offer comprehensive support for <text:span text:style-name="T4">bio</text:span>image analysis, from the start of a research project to publication. The support we provide is tailored to each individual case and can include one-on-one software training or the creation of custom analysis <text:span text:style-name="T8">tools</text:span>. <text:span text:style-name="T4">We handle various aspects of image analysis, such as </text:span><text:span text:style-name="T5">for example (list non-comprehensive):</text:span></text:p>
      <text:list xml:id="list81703988" text:style-name="L1">
        <text:list-item>
          <text:p text:style-name="P44">image data handling</text:p>
        </text:list-item>
        <text:list-item>
          <text:p text:style-name="P44">image restoration and registration</text:p>
        </text:list-item>
        <text:list-item>
          <text:p text:style-name="P44">quantitative image analysis and visualization</text:p>
        </text:list-item>
        <text:list-item>
          <text:p text:style-name="P45">instance segmentation and tracking</text:p>
        </text:list-item>
        <text:list-item>
          <text:p text:style-name="P46">morphological and intensity quantification</text:p>
        </text:list-item>
        <text:list-item>
          <text:p text:style-name="P47">colocalization analysis and spatial statistics</text:p>
        </text:list-item>
      </text:list>
      <text:p text:style-name="P3">MRI-CIA closely collaborates with the other engineers of the MRI core facility in order to ensure optimal image acquisition modalities for downstream quantitative analysis.</text:p>
      <text:p text:style-name="P33"><text:span text:style-name="T6">Contact: </text:span><text:a xlink:type="simple" xlink:href="mailto:mri-cia@mri.cnrs.fr" text:style-name="Internet_20_link" text:visited-style-name="Visited_20_Internet_20_Link">mri-cia@mri.cnrs.fr</text:a></text:p>
      <text:h text:style-name="P36" text:outline-level="1">Scope of Services</text:h>
      <text:p text:style-name="P31"><text:span text:style-name="T47">The services provided by MRI-CIA include training and consulting in bio-image analysis and finding and implementing solutions for bio-image analysis problems. In the second case the preferred way is to develop tools and train the </text:span><text:span text:style-name="T43">biologists </text:span>to use them to perform their own analyses. <text:span text:style-name="T47">In some cases, especially when new methods and technologies are involved, it can be preferable that MRI-CIA executes the analysis for the user. In that case the costs for </text:span><text:span text:style-name="T35">the </text:span><text:span text:style-name="T48">computation</text:span><text:span text:style-name="T35"> time will be added to the fees. </text:span></text:p>
      <text:p text:style-name="P32"><text:span text:style-name="T38">I</text:span><text:span text:style-name="T37">n science, image analysis problems are often new and unique to a </text:span><text:span text:style-name="T41">specific</text:span><text:span text:style-name="T37"> biological experiment. It can therefore happen, that a project can not be finished successfully with the available means and that this fact only becomes </text:span><text:span text:style-name="T39">evident after work has been invested into the project</text:span><text:span text:style-name="T37">. </text:span><text:span text:style-name="T42">Regardless</text:span><text:span text:style-name="T37"> of the success of a project, MRI-CIA will provide a detailed report of all actions undertaken and their results. </text:span></text:p>
      <text:p text:style-name="P29"><text:span text:style-name="T37">Users should take the costs for image analysis into account when applying for grants (ANR, </text:span><text:span text:style-name="T40">Inca, MITI, …). MRI-CIA provides a free quote on request. MRI-CIA can also be a partner in a collaborative project, if the project is interdisciplinary or the image <text:s/>analysis part is important, original or innovative. </text:span></text:p>
      <text:h text:style-name="Heading_20_1" text:outline-level="1">Access Conditions <text:span text:style-name="T5">and Fees</text:span></text:h>
      <text:p text:style-name="P4">The service is open to the public and private sector without any institutional or geographic conditions. <text:s/><text:span text:style-name="T31">MRI-CIA accepts image analysis projects within the field of life-science without any further thematic restrictions. </text:span><text:span text:style-name="T32">The i</text:span><text:span text:style-name="T31">mages </text:span><text:span text:style-name="T32">to be analyzed, </text:span><text:span text:style-name="T31">might be acquired on the MRI imaging core facility, </text:span><text:span text:style-name="T32">but this is not a precondition for accessing the image analysis service.</text:span></text:p>
      <text:p text:style-name="P8"><text:soft-page-break/>There will be an open desk every fortnight. <text:span text:style-name="T9">Users can access the open desk freely without prior registration. The engineers of the image analysis service and engineers of the </text:span><text:span text:style-name="T11">different </text:span><text:span text:style-name="T9">MRI sites are present during the open desk sessions. The users can ask for help or expose their image analysis projects. All activities during the open desk sessions are free of charge. According to the difficulty and extend of a </text:span><text:span text:style-name="T10">question or project</text:span><text:span text:style-name="T9">, it can either be solved directly during the open desk session </text:span><text:span text:style-name="T10">or a decision is made if </text:span><text:span text:style-name="T54">it</text:span><text:span text:style-name="T10"> will be handled by </text:span><text:span text:style-name="T51">the </text:span><text:span text:style-name="T10">MRI image analysis service </text:span><text:span text:style-name="T51">or another</text:span><text:span text:style-name="T10"> MRI engineer. The service of the </text:span><text:span text:style-name="T51">other </text:span><text:span text:style-name="T10">MRI engineers is free of charge, but restricted in scope. All activities of the MRI image analysis service beyond the open desk sessions are charged.</text:span></text:p>
      <text:p text:style-name="P6"><text:span text:style-name="T7">The tariff is </text:span>21.02€/h <text:span text:style-name="T7">for academic partners and</text:span> 552.27€/<text:span text:style-name="T45">h</text:span> <text:span text:style-name="T7">for other users</text:span>.</text:p>
      <text:p text:style-name="P7"><text:span text:style-name="T35">The</text:span><text:span text:style-name="T36"> tariff for the usage of the analysis machines of the imaging facility is 07.29€/h </text:span><text:span text:style-name="T7">for academic partners and</text:span><text:span text:style-name="T36"> 35.77€/</text:span><text:span text:style-name="T46">h</text:span><text:span text:style-name="T36"> </text:span><text:span text:style-name="T7">for other users</text:span><text:span text:style-name="T36">.</text:span></text:p>
      <text:p text:style-name="P5">All project related activities are charged. The service provides a detailed report about its activities related to a project, <text:span text:style-name="T52">whether</text:span> they contributed to a solution or not. </text:p>
      <text:h text:style-name="P37" text:outline-level="1">The Project Process</text:h>
      <text:p text:style-name="P52"><text:span text:style-name="T56">The </text:span><text:span text:style-name="T13">user and the </text:span><text:span text:style-name="T56">grou</text:span><text:span text:style-name="T13">p leader will fill in and sign the MRI-CIA project form, available at: </text:span><text:a xlink:type="simple" xlink:href="https://github.com/MontpellierRessourcesImagerie/mri-cia-documents/releases/latest/download/mri-cia-project-form.pdf" text:style-name="Internet_20_link" text:visited-style-name="Visited_20_Internet_20_Link"><text:span text:style-name="T58">https://github.com/MontpellierRessourcesImagerie/mri-cia-documents/releases/latest/download/mri-cia-project-form.pdf</text:span></text:a><text:span text:style-name="T13">.</text:span></text:p>
      <text:p text:style-name="P9">After the initial contact at the open-desk, meetings in person or via visio-conference between the user and MRI-CIA can be agreed upon whenever necessary. </text:p>
      <text:p text:style-name="P10">The project parties can fix a schedule, that lists at what dates data <text:span text:style-name="T53">is</text:span> expected to be available and <text:span text:style-name="T53">when</text:span> milestones and final results should be delivered. </text:p>
      <text:p text:style-name="P9">The user can ask for a detailed, written project report, which contains all actions undertaken by MRI-CIA in the context of the project, at any stage of the project.</text:p>
      <text:p text:style-name="P9">A project is finished when the user accepts the results (usually software tools) <text:span text:style-name="T14">or when he decides to <text:s/>end the project. Modifications and additions to a project are possible, but might result in a new planning, also taking into consideration other ongoing projects. A user can end a project at any time, in which case he w</text:span><text:span text:style-name="T43">i</text:span><text:span text:style-name="T14">ll receive the project report and will be charged the hours of work MRI-CIA has already spent on the project.</text:span></text:p>
      <text:p text:style-name="P11">On demand of the user, MRI-CIA will write the part of the material and method section in a publication, that describes the method and tools provided by MRI-CIA.</text:p>
      <text:p text:style-name="P12">If an engineer of MRI-CIA is coauthor of a publication, the user gives <text:span text:style-name="T33">the coauthor</text:span> the occasion to read and comment on the text, before it is submitted for publication.</text:p>
      <text:p text:style-name="P30">An administrative contact identified for the user's group will receive an invoice for the hours MRI-CIA has spent on the project at regular intervals. He/she then has <text:span text:style-name="T44">30</text:span> days to send his/her purchase order to mri-gestion@mri.cnrs.fr.</text:p>
      <text:h text:style-name="Heading_20_1" text:outline-level="1"><text:soft-page-break/>Examples of projects and services offered</text:h>
      <text:p text:style-name="P25">Projects can be small, medium sized or long running. Small projects have a duration <text:span text:style-name="T17">from hours to </text:span><text:s/>a small number of days. Medium sized projects are finished in a number of weeks and long running projects can take multiple months. <text:span text:style-name="T18">Here are some examples </text:span><text:span text:style-name="T34">of tools we developed in the past</text:span><text:span text:style-name="T18">. </text:span></text:p>
      <text:h text:style-name="Heading_20_2" text:outline-level="2">Examples of small projects</text:h>
      <text:p text:style-name="P18">Small projects usually include <text:span text:style-name="T15">advice and individual training, </text:span>the implementation or adaptation of standard image analysis workflows, the automation of existing workflows, the adaptation of existing tools or the conversion of results into the form needed by an existing tool.</text:p>
      <text:h text:style-name="Heading_20_3" text:outline-level="3">Example <text:span text:style-name="T19">S</text:span>1 – <text:span text:style-name="T16">Convert images to movies and add timestamps</text:span></text:h>
      <text:p text:style-name="P17"><text:span text:style-name="T50">Development of a script to b</text:span><text:span text:style-name="T16">atch-convert images from an acquisition, with multiple positions, into stacks and avi-movies and add a timestamp in the format </text:span>day:hour:min <text:span text:style-name="T16">to each frame.</text:span></text:p>
      <text:p text:style-name="P16">Duration: 3 hours <text:tab/>Fee: 63.06€</text:p>
      <text:h text:style-name="Heading_20_3" text:outline-level="3"><text:span text:style-name="T16">Example </text:span><text:span text:style-name="T19">S</text:span><text:span text:style-name="T16">2 – Drift Correction based on witness in different channel</text:span></text:h>
      <text:p text:style-name="P13">The objects of interest are so variable and are moving so much that they can’t be used for drift correction. <text:span text:style-name="T50">Development of a script to c</text:span>orrect the constant drift, by using a reference object in a different channel at two timepoints</text:p>
      <text:p text:style-name="P13">Duration: 4h <text:tab/><text:tab/>Fee: 84.08€</text:p>
      <text:h text:style-name="P41" text:outline-level="3">Example <text:span text:style-name="T19">S</text:span>3 – Interactive workflow tool to create kymograms on axons</text:h>
      <text:p text:style-name="P15">Development of an interactive tool to create and exploit kymograms on axons in 2D time-series images.</text:p>
      <text:p text:style-name="P13">Duration: <text:span text:style-name="T18">12</text:span>h<text:tab/><text:tab/><text:span text:style-name="T18">Fee: 252,24€</text:span></text:p>
      <text:h text:style-name="Heading_20_3" text:outline-level="3">Example <text:span text:style-name="T19">S</text:span>4 – Detection and counting of dense nuclei in 2D images with machine learning</text:h>
      <text:p text:style-name="P19">Creation of a 3-class random-forest classifier that separates nuclei from the background and from each other. Automated application of the classifier, post processing, counting of nuclei and report generation.</text:p>
      <text:p text:style-name="P14">Duration: <text:span text:style-name="T18">1</text:span><text:span text:style-name="T19">6</text:span>h<text:tab/><text:tab/><text:span text:style-name="T18">Fee: </text:span><text:span text:style-name="T19">336,32</text:span><text:span text:style-name="T18">€</text:span></text:p>
      <text:h text:style-name="P39" text:outline-level="2">Examples of <text:span text:style-name="T18">medium sized</text:span> projects</text:h>
      <text:p text:style-name="P20">Medium sized projects often include the creation and usage of multiple tools in a workflow. A number of known methods is often available and the appropriate method has to be determined. Medium sized objects usually include a training of the users on the developed tools.</text:p>
      <text:h text:style-name="P42" text:outline-level="3">Example <text:span text:style-name="T20">M</text:span>1 – <text:span text:style-name="T20">Segmentation, tracking and intensity over time of nuclei</text:span></text:h>
      <text:p text:style-name="P21">Test of standard (for example seeded watershed) and deep learning algorithms (cellpose, stardist) on the 3D data and on 2D projections. <text:span text:style-name="T21">Creation of a </text:span><text:span text:style-name="T19">3-class random-forest classifier that separates </text:span><text:soft-page-break/><text:span text:style-name="T19">nuclei from the background and from each other </text:span><text:span text:style-name="T21">on 2D projections</text:span><text:span text:style-name="T19">. </text:span><text:span text:style-name="T21">Post processing and tracking with trackmate. Measurement and reporting of the normalized intensity over time in a different channel. </text:span><text:span text:style-name="T22">Creation of user documentation and technical documentation.</text:span></text:p>
      <text:p text:style-name="P22">Duration: 106h --13 days development + 3 meetings of 40 min. each<text:tab/>Fee: 2228,12€</text:p>
      <text:h text:style-name="P43" text:outline-level="3">Example M2 – <text:span text:style-name="T23">Cochlea analysis tool</text:span></text:h>
      <text:p text:style-name="P23">Export the images from the opera database to tif-files. Find empty wells and exclude them from the analysis.</text:p>
      <text:p text:style-name="P23">Calculate the stitching, correct the background illumination and create the mosaics. Overlay the fluorescent channels and the transmission channel. Register the time-series images.</text:p>
      <text:p text:style-name="P23">Measure the number of dead cells in the cochlea in the beginning. Measure the length of the cochlea, and the surface of the positive cells in the red and green channel over time. Measure the colocalization between the red and the green channel.</text:p>
      <text:p text:style-name="P23">Duration: 261h – 32.5 days<text:tab/>Fee: 5465.20€</text:p>
      <text:h text:style-name="P40" text:outline-level="2">Example of <text:span text:style-name="T26">a </text:span><text:span text:style-name="T23">long running projects</text:span></text:h>
      <text:h text:style-name="Heading_20_3" text:outline-level="3"><text:span text:style-name="T24">Example L1 – </text:span><text:span text:style-name="T26">Analysis of the </text:span>swelling of protoplasts</text:h>
      <text:p text:style-name="P27"><text:span text:style-name="T25">Protoplasts are captured in traps on a microfluidics device. The traps on the device are arranged in a grid. A fluid enters the device and the protoplasts begin to swell. The aim is to measure the speed of the swelling of the protoplasts. </text:span>5-10 images/sec <text:span text:style-name="T25">are taken using brightfield imaging.</text:span></text:p>
      <text:p text:style-name="P26">8 main tools and 15 secondary tools have been developed. <text:span text:style-name="T26">The main tools are:</text:span></text:p>
      <text:list xml:id="list2862320233" text:style-name="L2">
        <text:list-item>
          <text:p text:style-name="P48">Export of the time-series of individual traps</text:p>
        </text:list-item>
        <text:list-item>
          <text:p text:style-name="P48">Classification of traps into the classes filled and empty</text:p>
        </text:list-item>
        <text:list-item>
          <text:p text:style-name="P48">Detection of the time-point at which the swelling begins</text:p>
        </text:list-item>
        <text:list-item>
          <text:p text:style-name="P48">3 tools for the manual selection of protoplasts (using 2 or 3 points)</text:p>
        </text:list-item>
        <text:list-item>
          <text:p text:style-name="P48">Measurements and creation of plots of the area over time of protoplasts</text:p>
        </text:list-item>
        <text:list-item>
          <text:p text:style-name="P48">Automatic segmentation of protoplasts using the deep-learning method stardist</text:p>
        </text:list-item>
      </text:list>
      <text:p text:style-name="P24">Duration: <text:span text:style-name="T26">641</text:span>h – <text:span text:style-name="T26">80</text:span> days<text:tab/>Fee: <text:span text:style-name="T26">13452,80</text:span>€</text:p>
      <text:h text:style-name="P38" text:outline-level="1"><text:span text:style-name="T29">Software</text:span> used by MRI-<text:span text:style-name="T29">CIA</text:span></text:h>
      <text:p text:style-name="P28">The main platforms used by MRI-CIA are the open source software packages FIJI/ImageJ, napari and python3. Further open software packages used are:</text:p>
      <text:list xml:id="list4169184993" text:style-name="L3">
        <text:list-item>
          <text:p text:style-name="P49">Ilastik</text:p>
        </text:list-item>
        <text:list-item>
          <text:p text:style-name="P49">Cellprofiler and Cellprofiler Analyst</text:p>
        </text:list-item>
        <text:list-item>
          <text:p text:style-name="P49">Icy</text:p>
        </text:list-item>
        <text:list-item>
          <text:p text:style-name="P49">Imjoy</text:p>
        </text:list-item>
      </text:list>
      <text:p text:style-name="P28"><text:soft-page-break/>Propitiatory software packages used by MRI-CIA and available, at the core facility, for users are:</text:p>
      <text:list xml:id="list167620101" text:style-name="L4">
        <text:list-item>
          <text:p text:style-name="P50">Matlab</text:p>
        </text:list-item>
        <text:list-item>
          <text:p text:style-name="P51">Huygens</text:p>
        </text:list-item>
        <text:list-item>
          <text:p text:style-name="P50">Imaris</text:p>
          <text:list>
            <text:list-item>
              <text:p text:style-name="P51">Filament Tracer</text:p>
            </text:list-item>
            <text:list-item>
              <text:p text:style-name="P51">Imaris Cell</text:p>
            </text:list-item>
            <text:list-item>
              <text:p text:style-name="P51">Imaris XT</text:p>
            </text:list-item>
            <text:list-item>
              <text:p text:style-name="P51">Tracking</text:p>
            </text:list-item>
          </text:list>
        </text:list-item>
      </text:list>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7T11:40:51.643561585</meta:creation-date>
    <dc:date>2024-08-09T18:45:36.271752074</dc:date>
    <meta:editing-duration>PT16H12M29S</meta:editing-duration>
    <meta:editing-cycles>55</meta:editing-cycles>
    <meta:generator>LibreOffice/7.3.7.2$Linux_X86_64 LibreOffice_project/30$Build-2</meta:generator>
    <meta:document-statistic meta:table-count="0" meta:image-count="0" meta:object-count="0" meta:page-count="6" meta:paragraph-count="85" meta:word-count="1607" meta:character-count="10046" meta:non-whitespace-character-count="8522"/>
  </office:meta>
</office:document-meta>
</file>